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0.751cm"/>
    </style:style>
    <style:style style:name="co7" style:family="table-column">
      <style:table-column-properties fo:break-before="auto" style:column-width="0.288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26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0.42cm"/>
    </style:style>
    <style:style style:name="co13" style:family="table-column">
      <style:table-column-properties fo:break-before="auto" style:column-width="0.885cm"/>
    </style:style>
    <style:style style:name="co14" style:family="table-column">
      <style:table-column-properties fo:break-before="auto" style:column-width="0.707cm"/>
    </style:style>
    <style:style style:name="co15" style:family="table-column">
      <style:table-column-properties fo:break-before="auto" style:column-width="0.686cm"/>
    </style:style>
    <style:style style:name="co16" style:family="table-column">
      <style:table-column-properties fo:break-before="auto" style:column-width="0.508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0.575cm"/>
    </style:style>
    <style:style style:name="co19" style:family="table-column">
      <style:table-column-properties fo:break-before="auto" style:column-width="0.93cm"/>
    </style:style>
    <style:style style:name="co20" style:family="table-column">
      <style:table-column-properties fo:break-before="auto" style:column-width="0.464cm"/>
    </style:style>
    <style:style style:name="co21" style:family="table-column">
      <style:table-column-properties fo:break-before="auto" style:column-width="0.818cm"/>
    </style:style>
    <style:style style:name="co22" style:family="table-column">
      <style:table-column-properties fo:break-before="auto" style:column-width="0.841cm"/>
    </style:style>
    <style:style style:name="co23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42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29cm" fo:break-before="auto" style:use-optimal-row-height="tru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ff" style:rotation-angle="270" style:rotation-align="none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aecf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4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99cc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950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6e64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4" table:number-rows-spanned="1">
            <text:p>cocos2d for iPhone performance tests. V0.8.0</text:p>
          </table:table-cell>
          <table:covered-table-cell table:number-columns-repeated="23"/>
          <table:table-cell table:number-columns-repeated="5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4" table:number-rows-spanned="1">
            <text:p>Particle Tests</text:p>
          </table:table-cell>
          <table:covered-table-cell table:style-name="ce3"/>
          <table:covered-table-cell table:style-name="ce3"/>
          <table:covered-table-cell table:style-name="ce3"/>
          <table:covered-table-cell table:number-columns-repeated="20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7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number-columns-repeated="7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string">
            <text:p>~51</text:p>
          </table:table-cell>
          <table:table-cell table:style-name="ce12" office:value-type="string">
            <text:p>~52</text:p>
          </table:table-cell>
          <table:table-cell table:style-name="ce12" office:value-type="float" office:value="60">
            <text:p>60</text:p>
          </table:table-cell>
          <table:table-cell table:number-columns-repeated="7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number-columns-repeated="7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20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1"/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string">
            <text:p>~52</text:p>
          </table:table-cell>
          <table:table-cell table:style-name="ce12" office:value-type="string">
            <text:p>~52</text:p>
          </table:table-cell>
          <table:table-cell table:style-name="ce12" office:value-type="string">
            <text:p>~54</text:p>
          </table:table-cell>
          <table:table-cell table:style-name="ce13"/>
          <table:table-cell table:number-columns-repeated="20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11" office:value-type="string">
            <text:p>~43</text:p>
          </table:table-cell>
          <table:table-cell table:style-name="ce11" office:value-type="string">
            <text:p>~45</text:p>
          </table:table-cell>
          <table:table-cell table:style-name="ce11" office:value-type="float" office:value="60">
            <text:p>60</text:p>
          </table:table-cell>
          <table:table-cell table:style-name="ce12" office:value-type="string">
            <text:p>~42</text:p>
          </table:table-cell>
          <table:table-cell table:style-name="ce12" office:value-type="string">
            <text:p>~44</text:p>
          </table:table-cell>
          <table:table-cell table:style-name="ce12" office:value-type="string">
            <text:p>~52</text:p>
          </table:table-cell>
          <table:table-cell table:style-name="ce13"/>
          <table:table-cell table:number-columns-repeated="20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20</text:p>
          </table:table-cell>
          <table:table-cell table:style-name="ce13"/>
          <table:table-cell table:number-columns-repeated="20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4</text:p>
          </table:table-cell>
          <table:table-cell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 office:value-type="string">
            <text:p>~4</text:p>
          </table:table-cell>
          <table:table-cell table:style-name="ce12" office:value-type="string">
            <text:p>~6</text:p>
          </table:table-cell>
          <table:table-cell table:style-name="ce13"/>
          <table:table-cell table:number-columns-repeated="6"/>
          <table:table-cell table:style-name="ce13"/>
          <table:table-cell table:number-columns-repeated="13"/>
        </table:table-row>
      </table:table>
      <table:table table:name="v0.8-spr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20"/>
        <table:table-column table:style-name="co13" table:number-columns-repeated="2" table:default-cell-style-name="Default"/>
        <table:table-column table:style-name="co13" table:default-cell-style-name="ce20"/>
        <table:table-column table:style-name="co13" table:default-cell-style-name="Default"/>
        <table:table-column table:style-name="co14" table:default-cell-style-name="ce11"/>
        <table:table-column table:style-name="co13" table:number-columns-repeated="2" table:default-cell-style-name="ce11"/>
        <table:table-column table:style-name="co4" table:default-cell-style-name="ce27"/>
        <table:table-column table:style-name="co15" table:number-columns-repeated="3" table:default-cell-style-name="ce27"/>
        <table:table-column table:style-name="co16" table:default-cell-style-name="Default"/>
        <table:table-column table:style-name="co13" table:number-columns-repeated="5" table:default-cell-style-name="Default"/>
        <table:table-column table:style-name="co3" table:number-columns-repeated="3" table:default-cell-style-name="Default"/>
        <table:table-column table:style-name="co13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3">
          <table:table-cell table:style-name="ce2" office:value-type="string" table:number-columns-spanned="21" table:number-rows-spanned="1">
            <text:p>Sprites Tests</text:p>
          </table:table-cell>
          <table:covered-table-cell table:style-name="ce3"/>
          <table:covered-table-cell table:style-name="ce3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NG atlas of 1 sprite of 52x139 pixels (16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8" office:value-type="string">
            <text:p>A PVRTC <text:s/>atlas of 1 sprite of 52x139 pixels (4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64 PNG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9" office:value-type="string">
            <text:p>1 PNG atlas of 64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9" office:value-type="string">
            <text:p>1 PNG atlas of 64 sprites of 32x32 each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9" office:value-type="string">
            <text:p>1 PVRTC atlas of 64 sprites of 32x32 each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ce14" office:value-type="string">
            <text:p>Last update: using r932 from trunk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4">
          <table:table-cell office:value-type="string">
            <text:p>All tests were done using firmware v3.0 beta5 using an iPod Touch 2<text:span text:style-name="T2">nd</text:span> generation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12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4" office:value-type="string">
            <text:p>~20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3</text:p>
          </table:table-cell>
          <table:table-cell office:value-type="string">
            <text:p>~16</text:p>
          </table:table-cell>
          <table:table-cell office:value-type="string">
            <text:p>~46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0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string">
            <text:p>~17</text:p>
          </table:table-cell>
          <table:table-cell office:value-type="string">
            <text:p>~4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4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1" office:value-type="string">
            <text:p>~5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3" office:value-type="float" office:value="60">
            <text:p>60</text:p>
          </table:table-cell>
          <table:table-cell office:value-type="string">
            <text:p>~49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1" office:value-type="string">
            <text:p>~49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45</text:p>
          </table:table-cell>
          <table:table-cell office:value-type="string">
            <text:p>~48</text:p>
          </table:table-cell>
          <table:table-cell office:value-type="string">
            <text:p>~51</text:p>
          </table:table-cell>
          <table:table-cell office:value-type="float" office:value="60">
            <text:p>60</text:p>
          </table:table-cell>
          <table:table-cell table:style-name="ce21" office:value-type="string">
            <text:p>~49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25</text:p>
          </table:table-cell>
          <table:table-cell table:style-name="ce25" office:value-type="string">
            <text:p>~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0</text:p>
          </table:table-cell>
          <table:table-cell office:value-type="string">
            <text:p>~22</text:p>
          </table:table-cell>
          <table:table-cell table:style-name="ce21" office:value-type="string">
            <text:p>~3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3" office:value-type="string">
            <text:p>~3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1" office:value-type="string">
            <text:p>~34</text:p>
          </table:table-cell>
          <table:table-cell table:number-columns-repeated="3" office:value-type="float" office:value="60">
            <text:p>60</text:p>
          </table:table-cell>
          <table:table-cell table:style-name="ce21" office:value-type="string">
            <text:p>~36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10" office:value-type="string" table:number-columns-spanned="12" table:number-rows-spanned="1">
            <text:p>4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12"/>
        </table:table-row>
        <table:table-row table:style-name="ro5">
          <table:table-cell table:style-name="ce15" office:value-type="string" table:number-columns-spanned="1" table:number-rows-spanned="8">
            <text:p>Fast Director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4" office:value-type="string">
            <text:p>~10</text:p>
          </table:table-cell>
          <table:table-cell office:value-type="string">
            <text:p>~13</text:p>
          </table:table-cell>
          <table:table-cell table:style-name="ce26" office:value-type="string">
            <text:p>~7</text:p>
          </table:table-cell>
          <table:table-cell table:number-columns-repeated="2" office:value-type="string">
            <text:p>~7</text:p>
          </table:table-cell>
          <table:table-cell office:value-type="string">
            <text:p>~8</text:p>
          </table:table-cell>
          <table:table-cell table:style-name="ce21" office:value-type="string">
            <text:p>~29</text:p>
          </table:table-cell>
          <table:table-cell office:value-type="string">
            <text:p>~45</text:p>
          </table:table-cell>
          <table:table-cell office:value-type="string">
            <text:p>~52</text:p>
          </table:table-cell>
          <table:table-cell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4" office:value-type="string">
            <text:p>~10</text:p>
          </table:table-cell>
          <table:table-cell office:value-type="string">
            <text:p>~13</text:p>
          </table:table-cell>
          <table:table-cell table:style-name="ce26" office:value-type="string">
            <text:p>~6</text:p>
          </table:table-cell>
          <table:table-cell office:value-type="string">
            <text:p>~6</text:p>
          </table:table-cell>
          <table:table-cell office:value-type="string">
            <text:p>~7</text:p>
          </table:table-cell>
          <table:table-cell office:value-type="string">
            <text:p>~8</text:p>
          </table:table-cell>
          <table:table-cell office:value-type="string">
            <text:p>~28</text:p>
          </table:table-cell>
          <table:table-cell office:value-type="string">
            <text:p>~45</text:p>
          </table:table-cell>
          <table:table-cell office:value-type="string">
            <text:p>~51</text:p>
          </table:table-cell>
          <table:table-cell office:value-type="string">
            <text:p>~55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1" office:value-type="string">
            <text:p>~9</text:p>
          </table:table-cell>
          <table:table-cell table:style-name="ce24" office:value-type="string">
            <text:p>~8</text:p>
          </table:table-cell>
          <table:table-cell table:style-name="ce24" office:value-type="string">
            <text:p>~9</text:p>
          </table:table-cell>
          <table:table-cell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number-columns-repeated="2" office:value-type="string">
            <text:p>~6</text:p>
          </table:table-cell>
          <table:table-cell office:value-type="string">
            <text:p>~8</text:p>
          </table:table-cell>
          <table:table-cell office:value-type="string">
            <text:p>~24</text:p>
          </table:table-cell>
          <table:table-cell table:number-columns-repeated="2" office:value-type="string">
            <text:p>~42</text:p>
          </table:table-cell>
          <table:table-cell office:value-type="string">
            <text:p>~51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office:value-type="string">
            <text:p>~3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office:value-type="float" office:value="60">
            <text:p>60</text:p>
          </table:table-cell>
          <table:table-cell office:value-type="string">
            <text:p>~31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45</text:p>
          </table:table-cell>
          <table:table-cell office:value-type="string">
            <text:p>~55</text:p>
          </table:table-cell>
          <table:table-cell table:style-name="ce11" office:value-type="string">
            <text:p>~25</text:p>
          </table:table-cell>
          <table:table-cell office:value-type="string">
            <text:p>~27</text:p>
          </table:table-cell>
          <table:table-cell office:value-type="string">
            <text:p>~32</text:p>
          </table:table-cell>
          <table:table-cell office:value-type="string">
            <text:p>~37</text:p>
          </table:table-cell>
          <table:table-cell office:value-type="string">
            <text:p>~3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5</text:p>
          </table:table-cell>
          <table:table-cell office:value-type="string">
            <text:p>~17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1</text:p>
          </table:table-cell>
          <table:table-cell office:value-type="string">
            <text:p>~13</text:p>
          </table:table-cell>
          <table:table-cell table:style-name="ce21" office:value-type="string">
            <text:p>~21</text:p>
          </table:table-cell>
          <table:table-cell table:style-name="ce23" office:value-type="string">
            <text:p>~57</text:p>
          </table:table-cell>
          <table:table-cell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1" office:value-type="string">
            <text:p>~21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1</text:p>
          </table:table-cell>
          <table:table-cell table:style-name="ce23" office:value-type="string">
            <text:p>~56</text:p>
          </table:table-cell>
          <table:table-cell table:style-name="ce11" office:value-type="string">
            <text:p>~19</text:p>
          </table:table-cell>
          <table:table-cell table:style-name="ce25" office:value-type="string">
            <text:p>~40</text:p>
          </table:table-cell>
          <table:table-cell office:value-type="string">
            <text:p>~40</text:p>
          </table:table-cell>
          <table:table-cell table:style-name="ce21" office:value-type="string">
            <text:p>~49</text:p>
          </table:table-cell>
          <table:table-cell table:style-name="ce21" office:value-type="string">
            <text:p>~22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3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office:value-type="string">
            <text:p>A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14</text:p>
          </table:table-cell>
          <table:table-cell office:value-type="string">
            <text:p>~22</text:p>
          </table:table-cell>
          <table:table-cell office:value-type="string">
            <text:p>~26</text:p>
          </table:table-cell>
          <table:table-cell office:value-type="string">
            <text:p>~32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B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4</text:p>
          </table:table-cell>
          <table:table-cell office:value-type="string">
            <text:p>~21</text:p>
          </table:table-cell>
          <table:table-cell office:value-type="string">
            <text:p>~25</text:p>
          </table:table-cell>
          <table:table-cell office:value-type="string">
            <text:p>~3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C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2</text:p>
          </table:table-cell>
          <table:table-cell table:number-columns-repeated="2" office:value-type="string">
            <text:p>~21</text:p>
          </table:table-cell>
          <table:table-cell office:value-type="string">
            <text:p>~25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D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E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F</text:p>
          </table:table-cell>
          <table:table-cell table:style-name="ce22"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2" office:value-type="string">
            <text:p>~30</text:p>
          </table:table-cell>
          <table:table-cell office:value-type="string">
            <text:p>~31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G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string">
            <text:p>~33</text:p>
          </table:table-cell>
          <table:table-cell table:number-columns-repeated="13"/>
        </table:table-row>
        <table:table-row table:style-name="ro1">
          <table:covered-table-cell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10" office:value-type="string" table:number-columns-spanned="12" table:number-rows-spanned="1">
            <text:p>150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3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A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10</text:p>
          </table:table-cell>
          <table:table-cell office:value-type="string">
            <text:p>~17</text:p>
          </table:table-cell>
          <table:table-cell office:value-type="string">
            <text:p>~18</text:p>
          </table:table-cell>
          <table:table-cell office:value-type="string">
            <text:p>~21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B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9</text:p>
          </table:table-cell>
          <table:table-cell office:value-type="string">
            <text:p>~16</text:p>
          </table:table-cell>
          <table:table-cell office:value-type="string">
            <text:p>~18</text:p>
          </table:table-cell>
          <table:table-cell office:value-type="string">
            <text:p>~2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C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8</text:p>
          </table:table-cell>
          <table:table-cell office:value-type="string">
            <text:p>~14</text:p>
          </table:table-cell>
          <table:table-cell office:value-type="string">
            <text:p>~16</text:p>
          </table:table-cell>
          <table:table-cell office:value-type="string">
            <text:p>~18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D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E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F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6</text:p>
          </table:table-cell>
          <table:table-cell table:number-columns-repeated="2" office:value-type="string">
            <text:p>~20</text:p>
          </table:table-cell>
          <table:table-cell office:value-type="string">
            <text:p>~21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G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7</text:p>
          </table:table-cell>
          <table:table-cell table:number-columns-repeated="3" office:value-type="string">
            <text:p>~23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Notes: Actions are much much faster than v0.7.x.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7">
          <table:table-cell office:value-type="string">
            <text:p>See: issue 301 for more info <text:a xlink:href="http://code.google.com/p/cocos2d-iphone/issues/detail?id=301">http://code.google.com/p/cocos2d-iphone/issues/detail?id=301</text:a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</table:table>
      <table:table table:name="v0.7.3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" office:value-type="string" table:number-columns-spanned="23" table:number-rows-spanned="1">
            <text:p>cocos2d for iPhone performance tests. V0.7.3</text:p>
          </table:table-cell>
          <table:covered-table-cell table:number-columns-repeated="22"/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NG atlas of 1 sprite of 52x139 pixels (16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8" office:value-type="string">
            <text:p>A PVRTC <text:s/>atlas of 1 sprite of 52x139 pixels (4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64 PNG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9" office:value-type="string">
            <text:p>1 PNG atlas of 64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9" office:value-type="string">
            <text:p>1 PNG atlas of 64 sprites of 32x32 each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9" office:value-type="string">
            <text:p>1 PVRTC atlas of 64 sprites of 32x32 each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 table:number-rows-repeated="2">
          <table:table-cell table:number-columns-repeated="27"/>
        </table:table-row>
        <table:table-row table:style-name="ro4">
          <table:table-cell office:value-type="string">
            <text:p>All tests were done using firmware v3.0 beta 5, in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12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8" office:value-type="string">
            <text:p>~16</text:p>
          </table:table-cell>
          <table:table-cell table:style-name="ce32" office:value-type="string">
            <text:p>~17</text:p>
          </table:table-cell>
          <table:table-cell table:style-name="ce32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3" office:value-type="float" office:value="12">
            <text:p>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4</text:p>
          </table:table-cell>
          <table:table-cell table:style-name="ce34" office:value-type="string">
            <text:p>~16</text:p>
          </table:table-cell>
          <table:table-cell table:style-name="ce36" office:value-type="string">
            <text:p>~46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5</text:p>
          </table:table-cell>
          <table:table-cell table:style-name="ce34" office:value-type="string">
            <text:p>~17</text:p>
          </table:table-cell>
          <table:table-cell table:style-name="ce36" office:value-type="string">
            <text:p>~45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3</text:p>
          </table:table-cell>
          <table:table-cell table:style-name="ce34" office:value-type="string">
            <text:p>~15</text:p>
          </table:table-cell>
          <table:table-cell table:style-name="ce36" office:value-type="string">
            <text:p>~4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8" office:value-type="string">
            <text:p>~52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5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49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8" office:value-type="string">
            <text:p>~48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45</text:p>
          </table:table-cell>
          <table:table-cell table:style-name="ce34" office:value-type="string">
            <text:p>~48</text:p>
          </table:table-cell>
          <table:table-cell table:style-name="ce34" office:value-type="string">
            <text:p>~51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48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9" office:value-type="string">
            <text:p>~22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25</text:p>
          </table:table-cell>
          <table:table-cell table:style-name="ce28" office:value-type="string">
            <text:p>~32</text:p>
          </table:table-cell>
          <table:table-cell table:style-name="ce34" office:value-type="string">
            <text:p>~17</text:p>
          </table:table-cell>
          <table:table-cell table:style-name="ce34" office:value-type="string">
            <text:p>~17</text:p>
          </table:table-cell>
          <table:table-cell table:style-name="ce34" office:value-type="string">
            <text:p>~20</text:p>
          </table:table-cell>
          <table:table-cell table:style-name="ce34" office:value-type="string">
            <text:p>~22</text:p>
          </table:table-cell>
          <table:table-cell table:style-name="ce36" office:value-type="string">
            <text:p>~32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8" office:value-type="string">
            <text:p>~33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32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33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table-cell table:style-name="ce4"/>
          <table:table-cell/>
          <table:table-cell table:style-name="ce30" table:number-columns-repeated="12"/>
          <table:table-cell table:style-name="ce17"/>
          <table:table-cell table:number-columns-repeated="12"/>
        </table:table-row>
        <table:table-row table:style-name="ro1">
          <table:table-cell table:style-name="ce4"/>
          <table:table-cell table:style-name="ce10" office:value-type="string" table:number-columns-spanned="13" table:number-rows-spanned="1">
            <text:p>450 sprites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17"/>
          <table:table-cell table:number-columns-repeated="12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8" office:value-type="string">
            <text:p>~9</text:p>
          </table:table-cell>
          <table:table-cell table:style-name="ce32" office:value-type="string">
            <text:p>~9</text:p>
          </table:table-cell>
          <table:table-cell table:style-name="ce32" office:value-type="string">
            <text:p>~11</text:p>
          </table:table-cell>
          <table:table-cell table:style-name="ce28" office:value-type="string">
            <text:p>~13</text:p>
          </table:table-cell>
          <table:table-cell table:style-name="ce33" office:value-type="string">
            <text:p>~7</text:p>
          </table:table-cell>
          <table:table-cell table:style-name="ce34" office:value-type="string">
            <text:p>~7</text:p>
          </table:table-cell>
          <table:table-cell table:style-name="ce34" office:value-type="string">
            <text:p>~8</text:p>
          </table:table-cell>
          <table:table-cell table:style-name="ce34" office:value-type="string">
            <text:p>~9</text:p>
          </table:table-cell>
          <table:table-cell table:style-name="ce36" office:value-type="string">
            <text:p>~28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2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8" office:value-type="string">
            <text:p>~9</text:p>
          </table:table-cell>
          <table:table-cell table:style-name="ce32" office:value-type="string">
            <text:p>~9</text:p>
          </table:table-cell>
          <table:table-cell table:style-name="ce32" office:value-type="string">
            <text:p>~11</text:p>
          </table:table-cell>
          <table:table-cell table:style-name="ce28" office:value-type="string">
            <text:p>~13</text:p>
          </table:table-cell>
          <table:table-cell table:style-name="ce33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7</text:p>
          </table:table-cell>
          <table:table-cell table:style-name="ce34" office:value-type="string">
            <text:p>~9</text:p>
          </table:table-cell>
          <table:table-cell table:style-name="ce36" office:value-type="string">
            <text:p>~28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1</text:p>
          </table:table-cell>
          <table:table-cell table:style-name="ce36" office:value-type="string">
            <text:p>~55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8" office:value-type="string">
            <text:p>~8</text:p>
          </table:table-cell>
          <table:table-cell table:style-name="ce32" office:value-type="string">
            <text:p>~8</text:p>
          </table:table-cell>
          <table:table-cell table:style-name="ce32" office:value-type="string">
            <text:p>~9</text:p>
          </table:table-cell>
          <table:table-cell table:style-name="ce28" office:value-type="float" office:value="11">
            <text:p>11</text:p>
          </table:table-cell>
          <table:table-cell table:style-name="ce33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8</text:p>
          </table:table-cell>
          <table:table-cell table:style-name="ce36" office:value-type="string">
            <text:p>~24</text:p>
          </table:table-cell>
          <table:table-cell table:style-name="ce36" office:value-type="string">
            <text:p>~42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1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8" office:value-type="string">
            <text:p>~32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31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31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8" office:value-type="string">
            <text:p>~30</text:p>
          </table:table-cell>
          <table:table-cell table:style-name="ce28" office:value-type="string">
            <text:p>~41</text:p>
          </table:table-cell>
          <table:table-cell table:style-name="ce28" office:value-type="string">
            <text:p>~43</text:p>
          </table:table-cell>
          <table:table-cell table:style-name="ce28" office:value-type="string">
            <text:p>~55</text:p>
          </table:table-cell>
          <table:table-cell table:style-name="ce34" office:value-type="string">
            <text:p>~25</text:p>
          </table:table-cell>
          <table:table-cell table:style-name="ce34" office:value-type="string">
            <text:p>~27</text:p>
          </table:table-cell>
          <table:table-cell table:style-name="ce34" office:value-type="string">
            <text:p>~32</text:p>
          </table:table-cell>
          <table:table-cell table:style-name="ce34" office:value-type="string">
            <text:p>~37</text:p>
          </table:table-cell>
          <table:table-cell table:style-name="ce36" office:value-type="string">
            <text:p>~3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8" office:value-type="string">
            <text:p>~13</text:p>
          </table:table-cell>
          <table:table-cell table:style-name="ce28" office:value-type="string">
            <text:p>~14</text:p>
          </table:table-cell>
          <table:table-cell table:style-name="ce28" office:value-type="string">
            <text:p>~15</text:p>
          </table:table-cell>
          <table:table-cell table:style-name="ce28" office:value-type="string">
            <text:p>~17</text:p>
          </table:table-cell>
          <table:table-cell table:style-name="ce34" office:value-type="string">
            <text:p>~10</text:p>
          </table:table-cell>
          <table:table-cell table:style-name="ce34" office:value-type="string">
            <text:p>~10</text:p>
          </table:table-cell>
          <table:table-cell table:style-name="ce34" office:value-type="string">
            <text:p>~10</text:p>
          </table:table-cell>
          <table:table-cell table:style-name="ce34" office:value-type="string">
            <text:p>~13</text:p>
          </table:table-cell>
          <table:table-cell table:style-name="ce36" office:value-type="string">
            <text:p>~19</text:p>
          </table:table-cell>
          <table:table-cell table:style-name="ce35" office:value-type="string">
            <text:p>~44</text:p>
          </table:table-cell>
          <table:table-cell table:style-name="ce36" office:value-type="string">
            <text:p>~44</text:p>
          </table:table-cell>
          <table:table-cell table:style-name="ce35" office:value-type="string">
            <text:p>~45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8" office:value-type="string">
            <text:p>~20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46</text:p>
          </table:table-cell>
          <table:table-cell table:style-name="ce34" office:value-type="string">
            <text:p>~19</text:p>
          </table:table-cell>
          <table:table-cell table:style-name="ce35" office:value-type="string">
            <text:p>~41</text:p>
          </table:table-cell>
          <table:table-cell table:style-name="ce34" office:value-type="string">
            <text:p>~43</text:p>
          </table:table-cell>
          <table:table-cell table:style-name="ce35" office:value-type="string">
            <text:p>~45</text:p>
          </table:table-cell>
          <table:table-cell table:style-name="ce36" office:value-type="string">
            <text:p>~20</text:p>
          </table:table-cell>
          <table:table-cell table:style-name="ce35" office:value-type="string">
            <text:p>~46</text:p>
          </table:table-cell>
          <table:table-cell table:style-name="ce36" office:value-type="string">
            <text:p>~46</text:p>
          </table:table-cell>
          <table:table-cell table:style-name="ce35" office:value-type="string">
            <text:p>~47</text:p>
          </table:table-cell>
          <table:table-cell table:style-name="ce17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otes: in v0.7.3 actions seems to run a little bit slower. It might be related to SDK 3.0 beta 5</text:p>
          </table:table-cell>
          <table:table-cell table:number-columns-repeated="26"/>
        </table:table-row>
        <table:table-row table:style-name="ro1">
          <table:table-cell office:value-type="string">
            <text:p>Notes: Test with Normal Director were removed</text:p>
          </table:table-cell>
          <table:table-cell table:number-columns-repeated="26"/>
        </table:table-row>
      </table:table>
      <table:table table:name="v0.7.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4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38" office:value-type="float" office:value="30">
            <office:annotation draw:style-name="gr1" draw:text-style-name="P1" svg:width="2.888cm" svg:height="0.596cm" svg:x="4.741cm" svg:y="11.425cm" draw:caption-point-x="-0.785cm" draw:caption-point-y="1.476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38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0" office:value-type="string">
            <text:p>~37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38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23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3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37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3" office:value-type="string">
            <text:p>~30</text:p>
          </table:table-cell>
          <table:table-cell table:style-name="ce23" office:value-type="string">
            <text:p>~5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~27</text:p>
          </table:table-cell>
          <table:table-cell table:style-name="ce23" office:value-type="string">
            <text:p>~5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~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/>
          <table:table-cell table:style-name="ce20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7" office:value-type="string">
            <text:p>~4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8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8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7" office:value-type="string">
            <text:p>~4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5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49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3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31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8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48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string">
            <text:p>~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7" office:value-type="string">
            <text:p>~32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string">
            <text:p>~19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47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3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20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7" office:value-type="string">
            <text:p>~20</text:p>
          </table:table-cell>
          <table:table-cell table:style-name="ce27" office:value-type="string">
            <text:p>~48</text:p>
          </table:table-cell>
          <table:table-cell table:style-name="ce27" office:value-type="string">
            <text:p>~50</text:p>
          </table:table-cell>
        </table:table-row>
      </table:table>
      <table:table table:name="v0.7.1" table:style-name="ta1" table:print="false">
        <table:table-column table:style-name="co8" table:number-columns-repeated="2" table:default-cell-style-name="Default"/>
        <table:table-column table:style-name="co4" table:default-cell-style-name="ce20"/>
        <table:table-column table:style-name="co5" table:default-cell-style-name="Default"/>
        <table:table-column table:style-name="co21" table:default-cell-style-name="ce20"/>
        <table:table-column table:style-name="co4" table:default-cell-style-name="Default"/>
        <table:table-column table:style-name="co5" table:default-cell-style-name="ce11"/>
        <table:table-column table:style-name="co22" table:default-cell-style-name="ce11"/>
        <table:table-column table:style-name="co3" table:default-cell-style-name="ce27"/>
        <table:table-column table:style-name="co22" table:default-cell-style-name="ce27"/>
        <table:table-column table:style-name="co5" table:default-cell-style-name="ce27"/>
        <table:table-column table:style-name="co17" table:default-cell-style-name="Default"/>
        <table:table-column table:style-name="co21" table:default-cell-style-name="ce20"/>
        <table:table-column table:style-name="co5" table:number-columns-repeated="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table:style-name="ce1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string">
            <text:p>~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0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0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4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0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0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18</text:p>
          </table:table-cell>
          <table:table-cell table:style-name="ce27" office:value-type="string">
            <text:p>~38</text:p>
          </table:table-cell>
          <table:table-cell table:style-name="ce27" office:value-type="string">
            <text:p>~50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7" office:value-type="string">
            <text:p>~16</text:p>
          </table:table-cell>
          <table:table-cell table:style-name="ce27" office:value-type="string">
            <text:p>~36</text:p>
          </table:table-cell>
          <table:table-cell table:style-name="ce27" office:value-type="string">
            <text:p>~46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7" office:value-type="string">
            <text:p>~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9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4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2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0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18</text:p>
          </table:table-cell>
          <table:table-cell table:style-name="ce27" office:value-type="string">
            <text:p>~38</text:p>
          </table:table-cell>
          <table:table-cell table:style-name="ce27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~36</text:p>
          </table:table-cell>
          <table:table-cell table:style-name="ce27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7" office:value-type="string">
            <text:p>~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16/06/2009</text:date>, <text:time>19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6-16T19:16:12</dc:date>
    <meta:editing-duration>PT28H59M22S</meta:editing-duration>
    <meta:editing-cycles>130</meta:editing-cycles>
    <meta:generator>OpenOffice.org/3.1$Unix OpenOffice.org_project/310m11$Build-9399</meta:generator>
    <meta:print-date>2009-04-23T14:37:02</meta:print-date>
    <meta:document-statistic meta:table-count="5" meta:cell-count="1600" meta:object-count="0"/>
    <meta:user-defined meta:name="Info 1"/>
    <meta:user-defined meta:name="Info 2"/>
    <meta:user-defined meta:name="Info 3"/>
    <meta:user-defined meta:name="Info 4"/>
  </office:meta>
</office:document-meta>
</file>